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8.35cm" table:align="margins"/>
    </style:style>
    <style:style style:name="Tabela1.A" style:family="table-column">
      <style:table-column-properties style:column-width="4.175cm" style:rel-column-width="32767*"/>
    </style:style>
    <style:style style:name="Tabela1.B" style:family="table-column">
      <style:table-column-properties style:column-width="4.17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FreeSans" fo:font-size="12pt" fo:font-weight="bold" officeooo:paragraph-rsid="001e2f14" style:font-size-asian="12pt" style:font-weight-asian="bold" style:font-size-complex="12pt" style:font-weight-complex="bold"/>
    </style:style>
    <style:style style:name="P2" style:family="paragraph" style:parent-style-name="Standard">
      <style:paragraph-properties fo:text-align="end" style:justify-single-word="false"/>
      <style:text-properties style:font-name="FreeSans" fo:font-size="11pt" officeooo:rsid="001e2f14" officeooo:paragraph-rsid="001e2f14" style:font-size-asian="11pt" style:font-size-complex="11pt"/>
    </style:style>
    <style:style style:name="P3" style:family="paragraph" style:parent-style-name="Standard">
      <style:text-properties style:font-name="FreeSans" fo:font-size="11pt" officeooo:paragraph-rsid="001e2f14" style:font-size-asian="11pt" style:font-size-complex="11pt"/>
    </style:style>
    <style:style style:name="P4" style:family="paragraph" style:parent-style-name="Standard">
      <style:text-properties style:font-name="FreeSans" fo:font-size="11pt" fo:font-weight="normal" officeooo:rsid="001e2f14" officeooo:paragraph-rsid="001c5e9e" style:font-size-asian="11pt" style:font-weight-asian="normal" style:font-size-complex="11pt" style:font-weight-complex="normal"/>
    </style:style>
    <style:style style:name="P5" style:family="paragraph" style:parent-style-name="Title">
      <style:paragraph-properties fo:margin-top="0.323cm" fo:margin-bottom="0.111cm" loext:contextual-spacing="false" fo:text-align="start" style:justify-single-word="false"/>
      <style:text-properties style:font-name="FreeSans" fo:font-size="12pt" style:font-size-asian="12pt" style:font-size-complex="12pt"/>
    </style:style>
    <style:style style:name="P6" style:family="paragraph" style:parent-style-name="Standard">
      <style:paragraph-properties fo:padding="0.074cm" fo:border-left="none" fo:border-right="none" fo:border-top="none" fo:border-bottom="0.06pt solid #000000" style:join-border="false"/>
      <style:text-properties style:font-name="FreeSans" fo:font-size="11pt" fo:font-weight="normal" officeooo:rsid="001e2f14" officeooo:paragraph-rsid="001c5e9e" style:font-size-asian="11pt" style:font-weight-asian="normal" style:font-size-complex="11pt" style:font-weight-complex="normal"/>
    </style:style>
    <style:style style:name="P7" style:family="paragraph" style:parent-style-name="Standard">
      <style:text-properties style:font-name="FreeSans" fo:font-size="10pt" officeooo:rsid="0022b10c" officeooo:paragraph-rsid="001c5e9e" style:font-size-asian="10pt" style:font-size-complex="10pt"/>
    </style:style>
    <style:style style:name="P8" style:family="paragraph" style:parent-style-name="Text_20_body">
      <style:paragraph-properties fo:margin-top="0.122cm" fo:margin-bottom="0cm" loext:contextual-spacing="false" fo:text-align="justify" style:justify-single-word="false"/>
      <style:text-properties style:font-name="FreeSans" fo:font-size="10pt" fo:font-style="normal" fo:font-weight="normal" officeooo:rsid="002232d7" officeooo:paragraph-rsid="0022b10c" style:font-size-asian="10pt" style:font-style-asian="normal" style:font-weight-asian="normal" style:font-size-complex="10pt" style:font-style-complex="normal" style:font-weight-complex="normal"/>
    </style:style>
    <style:style style:name="P9" style:family="paragraph" style:parent-style-name="Text_20_body">
      <style:paragraph-properties fo:margin-top="0.122cm" fo:margin-bottom="0cm" loext:contextual-spacing="false" fo:text-align="justify" style:justify-single-word="false"/>
      <style:text-properties officeooo:rsid="001fb6b5" officeooo:paragraph-rsid="0022b10c"/>
    </style:style>
    <style:style style:name="P10" style:family="paragraph" style:parent-style-name="Text_20_body">
      <style:paragraph-properties fo:margin-top="0.122cm" fo:margin-bottom="0cm" loext:contextual-spacing="false" fo:text-align="justify" style:justify-single-word="false"/>
      <style:text-properties fo:font-size="10pt" officeooo:rsid="001fb6b5" officeooo:paragraph-rsid="0022b10c" style:font-size-asian="10pt" style:font-size-complex="10pt"/>
    </style:style>
    <style:style style:name="P11" style:family="paragraph" style:parent-style-name="Text_20_body">
      <style:paragraph-properties fo:text-align="justify" style:justify-single-word="false"/>
      <style:text-properties style:font-name="FreeSans" fo:font-size="10pt" fo:font-style="normal" fo:font-weight="normal" officeooo:rsid="0022b10c" officeooo:paragraph-rsid="0022b10c" style:font-size-asian="10pt" style:font-style-asian="normal" style:font-weight-asian="normal" style:font-size-complex="10pt" style:font-style-complex="normal" style:font-weight-complex="normal"/>
    </style:style>
    <style:style style:name="P12" style:family="paragraph" style:parent-style-name="Text_20_body">
      <style:paragraph-properties fo:text-align="justify" style:justify-single-word="false"/>
      <style:text-properties style:font-name="FreeSans" fo:font-size="10pt" officeooo:rsid="0022b10c" officeooo:paragraph-rsid="0022b10c" style:font-size-asian="10pt" style:font-size-complex="10pt"/>
    </style:style>
    <style:style style:name="P13" style:family="paragraph" style:parent-style-name="Text_20_body">
      <style:paragraph-properties fo:text-align="justify" style:justify-single-word="false"/>
      <style:text-properties officeooo:rsid="001fb6b5" officeooo:paragraph-rsid="0022b10c"/>
    </style:style>
    <style:style style:name="P14" style:family="paragraph" style:parent-style-name="Heading_20_1">
      <style:paragraph-properties fo:text-align="justify" style:justify-single-word="false"/>
      <style:text-properties style:font-name="FreeSans" fo:font-size="12pt" officeooo:rsid="001e2f14" officeooo:paragraph-rsid="0022b10c" style:font-size-asian="12pt" style:font-size-complex="12pt"/>
    </style:style>
    <style:style style:name="P15" style:family="paragraph" style:parent-style-name="Heading_20_1">
      <style:paragraph-properties fo:margin-top="0.122cm" fo:margin-bottom="0cm" loext:contextual-spacing="false" fo:text-align="justify" style:justify-single-word="false"/>
      <style:text-properties style:font-name="FreeSans" fo:font-size="12pt" officeooo:rsid="001fb6b5" officeooo:paragraph-rsid="0022b10c" style:font-size-asian="12pt" style:font-size-complex="12pt"/>
    </style:style>
    <style:style style:name="P16" style:family="paragraph" style:parent-style-name="Heading_20_1">
      <style:paragraph-properties fo:margin-top="0.122cm" fo:margin-bottom="0cm" loext:contextual-spacing="false" fo:text-align="justify" style:justify-single-word="false"/>
      <style:text-properties style:font-name="FreeSans" fo:font-size="12pt" officeooo:rsid="001e2f14" officeooo:paragraph-rsid="0022b10c" style:font-size-asian="12pt" style:font-size-complex="12pt"/>
    </style:style>
    <style:style style:name="P17" style:family="paragraph" style:parent-style-name="Heading_20_1">
      <style:paragraph-properties fo:text-align="justify" style:justify-single-word="false" fo:break-before="page"/>
      <style:text-properties style:font-name="FreeSans" fo:font-size="12pt" officeooo:rsid="0022b10c" officeooo:paragraph-rsid="0022b10c" style:font-size-asian="12pt" style:font-size-complex="12pt"/>
    </style:style>
    <style:style style:name="P18" style:family="paragraph" style:parent-style-name="Table_20_Contents">
      <style:paragraph-properties fo:text-align="end" style:justify-single-word="false"/>
      <style:text-properties style:font-name="FreeSans" fo:font-size="10pt" fo:font-weight="bold" officeooo:rsid="001e69d1" officeooo:paragraph-rsid="0022b10c"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style:font-name="FreeSans" fo:font-size="10pt" officeooo:rsid="001e69d1" officeooo:paragraph-rsid="0022b10c" style:font-size-asian="10pt" style:font-size-complex="10pt"/>
    </style:style>
    <style:style style:name="P20" style:family="paragraph" style:parent-style-name="Table_20_Contents">
      <style:paragraph-properties fo:text-align="justify" style:justify-single-word="false"/>
      <style:text-properties style:font-name="FreeSans" fo:font-size="10pt" officeooo:rsid="001e8d58" officeooo:paragraph-rsid="0022b10c" style:font-size-asian="10pt" style:font-size-complex="10pt"/>
    </style:style>
    <style:style style:name="P21" style:family="paragraph" style:parent-style-name="Table_20_Contents">
      <style:paragraph-properties fo:text-align="justify" style:justify-single-word="false"/>
      <style:text-properties style:font-name="FreeSans" fo:font-size="10pt" fo:font-weight="normal" officeooo:paragraph-rsid="0022b10c" style:font-size-asian="10pt" style:font-weight-asian="normal" style:font-size-complex="10pt" style:font-weight-complex="normal"/>
    </style:style>
    <style:style style:name="P22" style:family="paragraph" style:parent-style-name="Heading_20_2">
      <style:paragraph-properties fo:text-align="justify" style:justify-single-word="false"/>
      <style:text-properties style:font-name="FreeSans" fo:font-size="12pt" fo:font-style="italic" fo:font-weight="normal" officeooo:rsid="001e69d1" officeooo:paragraph-rsid="0022b10c" style:font-size-asian="12pt" style:font-style-asian="italic" style:font-weight-asian="normal" style:font-size-complex="12pt" style:font-style-complex="italic" style:font-weight-complex="normal"/>
    </style:style>
    <style:style style:name="P23" style:family="paragraph" style:parent-style-name="Heading_20_8">
      <style:paragraph-properties fo:margin-top="0.122cm" fo:margin-bottom="0cm" loext:contextual-spacing="false" fo:text-align="justify" style:justify-single-word="false"/>
      <style:text-properties fo:font-size="12pt" officeooo:rsid="001e2f14" officeooo:paragraph-rsid="0022b10c" style:font-size-asian="12pt" style:font-size-complex="12pt"/>
    </style:style>
    <style:style style:name="T1" style:family="text">
      <style:text-properties officeooo:rsid="001c5e9e"/>
    </style:style>
    <style:style style:name="T2" style:family="text">
      <style:text-properties officeooo:rsid="001e2f14"/>
    </style:style>
    <style:style style:name="T3" style:family="text">
      <style:text-properties style:font-name="FreeSans" fo:font-size="12pt" style:font-size-asian="12pt" style:font-size-complex="12pt"/>
    </style:style>
    <style:style style:name="T4" style:family="text">
      <style:text-properties style:font-name="FreeSans" fo:font-size="10pt" style:font-size-asian="10pt" style:font-size-complex="10pt"/>
    </style:style>
    <style:style style:name="T5" style:family="text">
      <style:text-properties style:font-name="FreeSans" fo:font-size="10pt" fo:font-style="italic" style:font-size-asian="10pt" style:font-style-asian="italic" style:font-size-complex="10pt" style:font-style-complex="italic"/>
    </style:style>
    <style:style style:name="T6" style:family="text">
      <style:text-properties style:font-name="FreeSans" fo:font-size="10pt" fo:font-style="italic" fo:font-weight="normal" officeooo:rsid="002232d7" style:font-size-asian="10pt" style:font-style-asian="italic" style:font-weight-asian="normal" style:font-size-complex="10pt" style:font-style-complex="italic" style:font-weight-complex="normal"/>
    </style:style>
    <style:style style:name="T7" style:family="text">
      <style:text-properties style:font-name="FreeSans" fo:font-size="10pt" fo:font-style="normal" style:font-size-asian="10pt" style:font-style-asian="normal" style:font-size-complex="10pt" style:font-style-complex="normal"/>
    </style:style>
    <style:style style:name="T8" style:family="text">
      <style:text-properties style:font-name="FreeSan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FreeSans" fo:font-size="10pt" fo:font-style="normal" fo:font-weight="normal" officeooo:rsid="002232d7" style:font-size-asian="10pt" style:font-style-asian="normal" style:font-weight-asian="normal" style:font-size-complex="10pt" style:font-style-complex="normal" style:font-weight-complex="normal"/>
    </style:style>
    <style:style style:name="T10" style:family="text">
      <style:text-properties style:font-name="FreeSans" fo:font-style="normal" style:font-style-asian="normal" style:font-style-complex="normal"/>
    </style:style>
    <style:style style:name="T11" style:family="text">
      <style:text-properties style:font-name="FreeSans" fo:font-style="normal" officeooo:rsid="002061f8" style:font-style-asian="normal" style:font-style-complex="normal"/>
    </style:style>
    <style:style style:name="T12" style:family="text">
      <style:text-properties style:font-name="FreeSans" fo:font-style="normal" officeooo:rsid="002232d7" style:font-style-asian="normal" style:font-style-complex="normal"/>
    </style:style>
    <style:style style:name="T13" style:family="text">
      <style:text-properties style:font-name="FreeSans" fo:font-style="italic" officeooo:rsid="002061f8" style:font-style-asian="italic" style:font-style-complex="italic"/>
    </style:style>
    <style:style style:name="T14" style:family="text">
      <style:text-properties style:font-name="FreeSans"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e2f14"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e2f14" style:font-weight-asian="bold" style:font-weight-complex="bold"/>
    </style:style>
    <style:style style:name="T19" style:family="text">
      <style:text-properties fo:font-style="normal" officeooo:rsid="0028361e" style:font-style-asian="normal" style:font-style-complex="normal"/>
    </style:style>
    <style:style style:name="T20" style:family="text">
      <style:text-properties officeooo:rsid="001e8d58"/>
    </style:style>
    <style:style style:name="T21" style:family="text">
      <style:text-properties officeooo:rsid="002061f8"/>
    </style:style>
    <style:style style:name="T22" style:family="text">
      <style:text-properties officeooo:rsid="0028361e"/>
    </style:style>
    <style:style style:name="T23" style:family="text">
      <style:text-properties fo:font-style="italic" style:font-style-asian="italic" style:font-style-complex="italic"/>
    </style:style>
    <style:style style:name="T24" style:family="text">
      <style:text-properties fo:font-style="italic" officeooo:rsid="0028361e" style:font-style-asian="italic" style:font-style-complex="itali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3cm">
          <style:column style:rel-width="4819*" fo:start-indent="0cm" fo:end-indent="0.15cm"/>
          <style:column style:rel-width="4819*" fo:start-indent="0.1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latório de Entrega de Trabalho</text:p>
      <text:p text:style-name="P1">Disciplina de <text:span text:style-name="T1">P</text:span>rogramação Paralela (PP) – Prof. <text:span text:style-name="T2">Marcelo Veiga Neves</text:span></text:p>
      <text:p text:style-name="P4"/>
      <text:section text:style-name="Sect1" text:name="Seção1">
        <text:p text:style-name="P3"><text:span text:style-name="T18">Alunos: </text:span><text:span text:style-name="T16">Bruno Carvalho</text:span><text:span text:style-name="T18">, </text:span><text:span text:style-name="T16">João Otávio Fanti </text:span><text:span text:style-name="T18">Exercício: </text:span><text:span text:style-name="T16">trabalho 1 de MPI (D&amp;C)</text:span></text:p>
        <text:p text:style-name="P2"><text:span text:style-name="T17">Usuários: </text:span><text:span text:style-name="T15">pp12802</text:span><text:span text:style-name="T17">, </text:span><text:span text:style-name="T15">pp12813</text:span></text:p>
        <text:p text:style-name="P2"><text:span text:style-name="T17">Entrega: </text:span><text:span text:style-name="T15">03/10/2017</text:span></text:p>
      </text:section>
      <text:p text:style-name="P6"/>
      <text:p text:style-name="P7"/>
      <text:p text:style-name="P7"/>
      <text:section text:style-name="Sect2" text:name="Seção2">
        <text:h text:style-name="P15" text:outline-level="1">Introdução</text:h>
        <text:p text:style-name="P9"><text:span text:style-name="T3"><text:tab/></text:span><text:span text:style-name="T4">O primeiro trabalho da disciplina de programação paralela consiste em, dado um programa base que realiza a organização de um vetor através do algoritmo de </text:span><text:span text:style-name="T5">bubble sort</text:span><text:span text:style-name="T7">, implementar uma versão paralelizada e comparar o tempo gasto para a execução de ambos os códigos (sequencial e paralelo), para validar se houve vantagem na pararelização de um problema cuja solução reside na técnica de divisão e conquista.</text:span></text:p>
        <text:p text:style-name="P10"><text:span text:style-name="T10"><text:tab/></text:span><text:span text:style-name="T11">Todos as execuções </text:span><text:span text:style-name="T12">paralelas</text:span><text:span text:style-name="T11"> se deram através de dois nós na máquina </text:span><text:span text:style-name="T13">Atlantica</text:span><text:span text:style-name="T11">, totalizando 15 processadores, conforme descrito pelo enunciado do trabalho.</text:span></text:p>
        <text:h text:style-name="P16" text:outline-level="1"/>
        <text:h text:style-name="P16" text:outline-level="1">Implementação</text:h>
        <text:h text:style-name="P23" text:outline-level="8"><text:span text:style-name="T9"><text:tab/>O código de execução sequencial é simples: é criado um vetor tamanho </text:span><text:span text:style-name="T6">N</text:span><text:span text:style-name="T9"> com números inteiros sequenciais, ordenados de forma decrescente. Após a inicialização do vetor, aplica-se o algoritmo de </text:span><text:span text:style-name="T6">bubble sort</text:span><text:span text:style-name="T9"> no mesmo, do qual consiste, resumidamente, em constantes trocas entre os itens do vetor, de forma a ordena-los corretamente.</text:span></text:h>
        <text:p text:style-name="P8"><text:tab/>Dado tal comportamento, implementar uma versão paralela é, basicamente, repetir este processo, entretanto, particiona-lo em pedaços menores (divisão e conquista).</text:p>
        <text:h text:style-name="P14" text:outline-level="1">Dificuldades encontradas</text:h>
        <text:p text:style-name="P12"><text:tab/><text:span text:style-name="T22">Tivemos algumas dificuldades para </text:span><text:span text:style-name="T24">debug</text:span><text:span text:style-name="T19"> e edição código, devido à plataforma não possuir muitas ferramentas visuais.</text:span></text:p>
        <text:h text:style-name="P14" text:outline-level="1">Testes</text:h>
        <text:h text:style-name="P22" text:outline-level="2">Execução Sequencial</text:h>
        <text:p text:style-name="P13"><text:span text:style-name="T14"><text:tab/></text:span><text:span text:style-name="T8">Para iniciar a implementação de uma versão paralelizada do programa base disponibilizado pelo professor, primeiramente executamos o código inicial e avaliamos seu desepempenho. Abaixo, uma tabela com os resultados obtidos:</text:span></text:p>
        <table:table table:name="Tabela1" table:style-name="Tabela1">
          <table:table-column table:style-name="Tabela1.A"/>
          <table:table-column table:style-name="Tabela1.B"/>
          <table:table-row>
            <table:table-cell table:style-name="Tabela1.A1" office:value-type="string">
              <text:p text:style-name="P18">Tamanho do vetor <text:span text:style-name="T20">(n)</text:span></text:p>
            </table:table-cell>
            <table:table-cell table:style-name="Tabela1.B1" office:value-type="string">
              <text:p text:style-name="P18">Tempo <text:span text:style-name="T20">médio</text:span> de execução <text:span text:style-name="T20">(s)</text:span></text:p>
            </table:table-cell>
          </table:table-row>
          <table:table-row>
            <table:table-cell table:style-name="Tabela1.A2" office:value-type="string">
              <text:p text:style-name="P19">10.000</text:p>
            </table:table-cell>
            <table:table-cell table:style-name="Tabela1.B2" office:value-type="string">
              <text:p text:style-name="P20">0.445665</text:p>
            </table:table-cell>
          </table:table-row>
          <table:table-row>
            <table:table-cell table:style-name="Tabela1.A2" office:value-type="string">
              <text:p text:style-name="P19">100.000</text:p>
            </table:table-cell>
            <table:table-cell table:style-name="Tabela1.B2" office:value-type="string">
              <text:p text:style-name="P20">44.729572</text:p>
            </table:table-cell>
          </table:table-row>
          <table:table-row>
            <table:table-cell table:style-name="Tabela1.A2" office:value-type="string">
              <text:p text:style-name="P19">1.000.000</text:p>
            </table:table-cell>
            <table:table-cell table:style-name="Tabela1.B2" office:value-type="string">
              <text:p text:style-name="P21"/>
            </table:table-cell>
          </table:table-row>
        </table:table>
        <text:h text:style-name="P22" text:outline-level="2">Execução <text:span text:style-name="T21">Paralela</text:span></text:h>
        <text:p text:style-name="P11"><text:tab/>Lorem ipsum dolor sit amet, consectetur adipiscing elit. Nunc iaculis massa interdum neque gravida fringilla. Morbi tincidunt condimentum diam. Sed tellus purus, facilisis elementum arcu id, euismod hendrerit ipsum. Aliquam feugiat molestie est, nec tincidunt eros vulputate a. Sed ultricies mauris vitae scelerisque consequat. Maecenas tincidunt sed erat in condimentum. Nunc fringilla leo eu justo fringilla, eu sagittis purus blandit. Donec luctus congue ex vel varius.</text:p>
        <text:h text:style-name="P14" text:outline-level="1">Análise de desempenho</text:h>
        <text:p text:style-name="P12"><text:tab/>Lorem ipsum dolor sit amet, consectetur adipiscing elit. Nunc iaculis massa interdum neque gravida fringilla. Morbi tincidunt condimentum diam. Sed tellus purus, facilisis elementum arcu id, euismod hendrerit ipsum. Aliquam feugiat molestie est, nec tincidunt eros vulputate a. </text:p>
        <text:h text:style-name="P14" text:outline-level="1">Observações finais</text:h>
        <text:p text:style-name="P12"><text:tab/>Lorem ipsum dolor sit amet, consectetur adipiscing elit. </text:p>
      </text:section>
      <text:h text:style-name="P17" text:outline-level="1">Código</text:h>
      <text:p text:style-name="P12"><text:tab/>Lorem ipsum dolor sit amet, consectetur adipiscing elit. Nunc iaculis massa interdum neque gravida fringilla. Morbi tincidunt condimentum diam. Sed tellus purus, facilisis elementum arcu id, euismod hendrerit ipsum. Aliquam feugiat molestie est, nec tincidunt eros vulputate a. Lorem ipsum dolor sit amet, consectetur adipiscing elit. Nunc iaculis massa interdum neque gravida fringilla. Morbi tincidunt condimentum diam. Sed tellus purus, facilisis elementum arcu id, euismod hendrerit ipsum. Aliquam feugiat molestie est, nec tincidunt eros vulputate a. Lorem ipsum dolor sit amet, consectetur adipiscing elit. Nunc iaculis massa interdum neque gravida fringilla. Morbi tincidunt condimentum diam. Sed tellus purus, facilisis elementum arcu id, euismod hendrerit ipsum. Aliquam feugiat molestie est, nec tincidunt eros vulputate a. Lorem ipsum dolor sit amet, consectetur adipiscing elit. Nunc iaculis massa interdum neque gravida fringilla. Morbi tincidunt condimentum diam. Sed tellus purus, facilisis elementum arcu id, euismod hendrerit ipsum. Aliquam feugiat molestie est, nec tincidunt eros vulputate 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uas_20_colunas" style:display-name="Duas colunas" style:family="paragraph" style:parent-style-name="Standard">
      <style:text-properties style:font-name="FreeSans" fo:font-family="FreeSans" style:font-family-generic="swiss" style:font-pitch="variable"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6:44:48.234659150</meta:creation-date>
    <dc:date>2017-10-02T19:09:27.118507243</dc:date>
    <meta:editing-duration>PT56M15S</meta:editing-duration>
    <meta:editing-cycles>12</meta:editing-cycles>
    <meta:generator>LibreOffice/5.1.6.2$Linux_X86_64 LibreOffice_project/10m0$Build-2</meta:generator>
    <meta:document-statistic meta:table-count="1" meta:image-count="0" meta:object-count="0" meta:page-count="2" meta:paragraph-count="31" meta:word-count="528" meta:character-count="3760" meta:non-whitespace-character-count="3249"/>
  </office:meta>
</office:document-meta>
</file>